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0.921cm"/>
    </style:style>
    <style:style style:name="co8" style:family="table-column">
      <style:table-column-properties fo:break-before="auto" style:column-width="1.087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7.6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T1" style:family="tex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he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qui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<text:s/>brow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fox 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" office:value-type="string">
            <text:p><text:span text:style-name="T1">jumps 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over 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the 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lazy 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dog. </text:p>
          </table:table-cell>
          <table:table-cell/>
        </table:table-row>
        <table:table-row table:style-name="ro1">
          <table:table-cell table:number-columns-repeated="9"/>
          <table:table-cell table:formula="of:=CONCATENATE([.A1];[.B2];[.C3];[.D4];[.E5];[.F6];[.G7];[.H8];[.I9])" office:value-type="string" office:string-value="The quick brown fox jumps over the lazy dog. ">
            <text:p>The quick brown fox jumps over the lazy dog.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9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14S</meta:editing-duration>
    <meta:editing-cycles>3</meta:editing-cycles>
    <meta:generator>OpenOffice/4.1.3$Win32 OpenOffice.org_project/413m1$Build-9783</meta:generator>
    <dc:date>2022-02-13T19:35:07.83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